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agraph-properties fo:text-align="center"/>
    </style:style>
    <style:style style:name="T1" style:family="text">
      <style:text-properties fo:font-size="10pt" style:font-size-asian="10pt" style:font-size-complex="10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color="#33cc66"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fill-color="#cc66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draw:stroke="dash"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line text:anchor-type="paragraph" draw:z-index="12" draw:style-name="gr8" draw:text-style-name="P1" svg:x1="8.324cm" svg:y1="14.184cm" svg:x2="4.186cm" svg:y2="13.778cm"><text:p/></draw:line><draw:rect text:anchor-type="paragraph" draw:z-index="11" draw:style-name="gr7" draw:text-style-name="P1" svg:width="3.271cm" svg:height="1.784cm" svg:x="8.324cm" svg:y="13.312cm"><text:p text:style-name="P1">URIS<text:span text:style-name="T1"><text:line-break/></text:span><text:span text:style-name="T1">All links found in</text:span><text:span text:style-name="T1"><text:line-break/></text:span><text:span text:style-name="T1"> the MdRecords</text:span></text:p></draw:rect><draw:rect text:anchor-type="paragraph" draw:z-index="0" draw:style-name="gr1" draw:text-style-name="P1" svg:width="2.892cm" svg:height="1.295cm" svg:x="13.16cm" svg:y="2.129cm"><text:p text:style-name="P1">Aggregator<text:line-break/><text:span text:style-name="T1">Athena</text:span></text:p></draw:rect><draw:rect text:anchor-type="paragraph" draw:z-index="1" draw:style-name="gr1" draw:text-style-name="P1" svg:width="2.892cm" svg:height="1.163cm" svg:x="6.837cm" svg:y="3.08cm"><text:p text:style-name="P1">Provider<text:line-break/><text:span text:style-name="T1">Louvre</text:span></text:p></draw:rect><draw:rect text:anchor-type="paragraph" draw:z-index="2" draw:style-name="gr1" draw:text-style-name="P1" svg:width="2.892cm" svg:height="1.163cm" svg:x="0.864cm" svg:y="3.997cm"><text:p text:style-name="P1">Dataset<text:line-break/><text:span text:style-name="T1">Atlas</text:span></text:p></draw:rect><draw:rect text:anchor-type="paragraph" draw:z-index="3" draw:style-name="gr2" draw:text-style-name="P1" svg:width="2.892cm" svg:height="1.163cm" svg:x="0.866cm" svg:y="8.105cm"><text:p text:style-name="P1">Request<text:line-break/><text:span text:style-name="T1">harvested 091123</text:span></text:p></draw:rect><draw:rect text:anchor-type="paragraph" draw:z-index="4" draw:style-name="gr2" draw:text-style-name="P1" svg:width="4.082cm" svg:height="1.754cm" svg:x="6.08cm" svg:y="9.052cm"><text:p text:style-name="P1">Request-MdRecord<text:line-break/><text:span text:style-name="T1">Maps all records</text:span><text:span text:style-name="T1"><text:line-break/></text:span><text:span text:style-name="T1">belonging to a Request</text:span></text:p></draw:rect><draw:rect text:anchor-type="paragraph" draw:z-index="5" draw:style-name="gr3" draw:text-style-name="P1" svg:width="2.892cm" svg:height="3.567cm" svg:x="1.295cm" svg:y="12.106cm"><text:p text:style-name="P1">MdRecord<text:line-break/><text:span text:style-name="T1">ESE + refinements</text:span></text:p></draw:rect><draw:custom-shape text:anchor-type="paragraph" draw:z-index="6" draw:style-name="gr4" draw:text-style-name="P1" svg:width="2.514cm" svg:height="1.378cm" svg:x="10.16cm" svg:y="2.402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7" draw:style-name="gr4" draw:text-style-name="P1" svg:width="2.514cm" svg:height="1.297cm" svg:x="3.971cm" svg:y="3.32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line text:anchor-type="paragraph" draw:z-index="8" draw:style-name="gr5" draw:text-style-name="P1" svg:x1="3.757cm" svg:y1="8.696cm" svg:x2="6.08cm" svg:y2="9.453cm"><text:p/></draw:line><draw:line text:anchor-type="paragraph" draw:z-index="9" draw:style-name="gr5" draw:text-style-name="P1" svg:x1="2.649cm" svg:y1="12.105cm" svg:x2="6.08cm" svg:y2="9.858cm"><text:p/></draw:line><draw:line text:anchor-type="paragraph" draw:z-index="10" draw:style-name="gr6" draw:text-style-name="P1" svg:x1="2.404cm" svg:y1="5.159cm" svg:x2="2.404cm" svg:y2="7.997cm"><text:p/></draw:line>Simplified data structure for SIP – Manag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cob Lundqvist</meta:initial-creator>
    <meta:creation-date>2010-04-01T13:38:58</meta:creation-date>
    <meta:printed-by>Jacob Lundqvist</meta:printed-by>
    <meta:print-date>2010-04-01T13:59:36</meta:print-date>
    <meta:document-statistic meta:table-count="0" meta:image-count="0" meta:object-count="0" meta:page-count="1" meta:paragraph-count="1" meta:word-count="7" meta:character-count="43"/>
    <dc:date>2010-04-01T15:45:16</dc:date>
    <dc:creator>Jacob Lundqvist</dc:creator>
    <meta:editing-duration>PT01H35M27S</meta:editing-duration>
    <meta:editing-cycles>1</meta:editing-cycles>
    <meta:generator>OpenOffice.org/3.1$Unix OpenOffice.org_project/310m19$Build-9420</meta:generator>
  </office:meta>
</office:document-meta>
</file>